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215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8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 style:data-style-name="N15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5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3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3" table:number-columns-repeated="16375" table:default-cell-style-name="ce39"/>
        <table:table-row table:style-name="ro1">
          <table:table-cell table:style-name="ce1" office:value-type="string" calcext:value-type="string" table:number-columns-spanned="4" table:number-rows-spanned="1">
            <text:p>Empresa: MARLI ROSA DOS SANTOS VIEIRA</text:p>
          </table:table-cell>
          <table:covered-table-cell table:number-columns-repeated="3" table:style-name="ce1"/>
          <table:table-cell table:style-name="ce8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Trinta de Dezembro, 265</text:p>
          </table:table-cell>
          <table:covered-table-cell table:number-columns-repeated="3" table:style-name="ce1"/>
          <table:table-cell table:style-name="ce8" table:number-columns-spanned="5" table:number-rows-spanned="5"/>
          <table:covered-table-cell table:number-columns-repeated="4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5113</text:p>
          </table:table-cell>
          <table:covered-table-cell table:number-columns-repeated="3" table:style-name="ce1"/>
          <table:covered-table-cell table:number-columns-repeated="5" table:style-name="ce8"/>
          <table:table-cell table:number-columns-repeated="16375"/>
        </table:table-row>
        <table:table-row table:style-name="ro1">
          <table:table-cell table:style-name="ce3" table:number-columns-repeated="3"/>
          <table:table-cell table:style-name="ce72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72"/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QUINTINO RIZZIERI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UA OLIVIO BIFF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1-3568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CNPJ: 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TEMPO DE APRENDER</text:p>
          </table:table-cell>
          <table:covered-table-cell table:number-columns-repeated="7" table:style-name="ce37"/>
          <table:covered-table-cell table:style-name="ce123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/>
          <table:table-cell table:style-name="ce38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1"/>
          <table:table-cell table:style-name="ce3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2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115" office:value-type="string" calcext:value-type="string">
            <text:p>Valor</text:p>
            <text:p>Unitário</text:p>
          </table:table-cell>
          <table:table-cell table:style-name="ce115" office:value-type="string" calcext:value-type="string">
            <text:p>Valor</text:p>
            <text:p>Total</text:p>
          </table:table-cell>
          <table:table-cell table:number-columns-repeated="16375"/>
        </table:table-row>
        <table:table-row table:style-name="ro1">
          <table:table-cell table:style-name="ce7" office:value-type="float" office:value="1" calcext:value-type="float">
            <text:p>01</text:p>
          </table:table-cell>
          <table:table-cell table:style-name="ce8" office:value-type="string" calcext:value-type="string" table:number-columns-spanned="5" table:number-rows-spanned="1">
            <text:p>JOGO DA MEMORIA SAFARI</text:p>
          </table:table-cell>
          <table:covered-table-cell table:number-columns-repeated="4" table:style-name="ce8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62.5" calcext:value-type="float">
            <text:p>R$ 62,50</text:p>
          </table:table-cell>
          <table:table-cell table:style-name="ce116" table:formula="of:=[.H18]*[.G18]" office:value-type="float" office:value="125" calcext:value-type="float">
            <text:p>R$ 125,00</text:p>
          </table:table-cell>
          <table:table-cell table:number-columns-repeated="16375"/>
        </table:table-row>
        <table:table-row table:style-name="ro1">
          <table:table-cell table:style-name="ce7" office:value-type="float" office:value="2" calcext:value-type="float">
            <text:p>02</text:p>
          </table:table-cell>
          <table:table-cell table:style-name="ce8" office:value-type="string" calcext:value-type="string" table:number-columns-spanned="5" table:number-rows-spanned="1">
            <text:p>JOGO DA MEMORIA UNICORNIO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54.5" calcext:value-type="float">
            <text:p>R$ 54,50</text:p>
          </table:table-cell>
          <table:table-cell table:style-name="ce116" table:formula="of:=[.H19]*[.G19]" office:value-type="float" office:value="109" calcext:value-type="float">
            <text:p>R$ 109,00</text:p>
          </table:table-cell>
          <table:table-cell table:number-columns-repeated="16375"/>
        </table:table-row>
        <table:table-row table:style-name="ro1">
          <table:table-cell table:style-name="ce7" office:value-type="float" office:value="3" calcext:value-type="float">
            <text:p>03</text:p>
          </table:table-cell>
          <table:table-cell table:style-name="ce8" office:value-type="string" calcext:value-type="string" table:number-columns-spanned="5" table:number-rows-spanned="1">
            <text:p>JOGO DA MEMORIA DINOSSAURO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52.5" calcext:value-type="float">
            <text:p>R$ 52,50</text:p>
          </table:table-cell>
          <table:table-cell table:style-name="ce116" table:formula="of:=[.H20]*[.G20]" office:value-type="float" office:value="105" calcext:value-type="float">
            <text:p>R$ 105,00</text:p>
          </table:table-cell>
          <table:table-cell table:number-columns-repeated="16375"/>
        </table:table-row>
        <table:table-row table:style-name="ro1">
          <table:table-cell table:style-name="ce7" office:value-type="float" office:value="4" calcext:value-type="float">
            <text:p>04</text:p>
          </table:table-cell>
          <table:table-cell table:style-name="ce8" office:value-type="string" calcext:value-type="string" table:number-columns-spanned="5" table:number-rows-spanned="1">
            <text:p>JOGO DA MEMORIA PRINCESA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1" calcext:value-type="float">
            <text:p>1</text:p>
          </table:table-cell>
          <table:table-cell table:style-name="ce116" office:value-type="float" office:value="52.5" calcext:value-type="float">
            <text:p>R$ 52,50</text:p>
          </table:table-cell>
          <table:table-cell table:style-name="ce116" table:formula="of:=[.H21]*[.G21]" office:value-type="float" office:value="52.5" calcext:value-type="float">
            <text:p>R$ 52,50</text:p>
          </table:table-cell>
          <table:table-cell table:number-columns-repeated="16375"/>
        </table:table-row>
        <table:table-row table:style-name="ro1">
          <table:table-cell table:style-name="ce7" office:value-type="float" office:value="5" calcext:value-type="float">
            <text:p>05</text:p>
          </table:table-cell>
          <table:table-cell table:style-name="ce8" office:value-type="string" calcext:value-type="string" table:number-columns-spanned="5" table:number-rows-spanned="1">
            <text:p>QUEBRA-CABECA PRIMEIRAS CONTAS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3" calcext:value-type="float">
            <text:p>3</text:p>
          </table:table-cell>
          <table:table-cell table:style-name="ce116" office:value-type="float" office:value="52.5" calcext:value-type="float">
            <text:p>R$ 52,50</text:p>
          </table:table-cell>
          <table:table-cell table:style-name="ce116" table:formula="of:=[.H22]*[.G22]" office:value-type="float" office:value="157.5" calcext:value-type="float">
            <text:p>R$ 157,50</text:p>
          </table:table-cell>
          <table:table-cell table:number-columns-repeated="16375"/>
        </table:table-row>
        <table:table-row table:style-name="ro1">
          <table:table-cell table:style-name="ce7" office:value-type="float" office:value="6" calcext:value-type="float">
            <text:p>06</text:p>
          </table:table-cell>
          <table:table-cell table:style-name="ce8" office:value-type="string" calcext:value-type="string" table:number-columns-spanned="5" table:number-rows-spanned="1">
            <text:p>QUEBRA-CABECA SOLETRANDO E ESCREVENDO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3" calcext:value-type="float">
            <text:p>3</text:p>
          </table:table-cell>
          <table:table-cell table:style-name="ce116" office:value-type="float" office:value="148.9" calcext:value-type="float">
            <text:p>R$ 148,90</text:p>
          </table:table-cell>
          <table:table-cell table:style-name="ce116" table:formula="of:=[.H23]*[.G23]" office:value-type="float" office:value="446.7" calcext:value-type="float">
            <text:p>R$ 446,70</text:p>
          </table:table-cell>
          <table:table-cell table:number-columns-repeated="16375"/>
        </table:table-row>
        <table:table-row table:style-name="ro1">
          <table:table-cell table:style-name="ce7" office:value-type="float" office:value="7" calcext:value-type="float">
            <text:p>07</text:p>
          </table:table-cell>
          <table:table-cell table:style-name="ce8" office:value-type="string" calcext:value-type="string" table:number-columns-spanned="5" table:number-rows-spanned="1">
            <text:p>DOMINIO DE MADEIRA PINGOS COLOR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45.5" calcext:value-type="float">
            <text:p>R$ 45,50</text:p>
          </table:table-cell>
          <table:table-cell table:style-name="ce116" table:formula="of:=[.H24]*[.G24]" office:value-type="float" office:value="91" calcext:value-type="float">
            <text:p>R$ 91,00</text:p>
          </table:table-cell>
          <table:table-cell table:number-columns-repeated="16375"/>
        </table:table-row>
        <table:table-row table:style-name="ro1">
          <table:table-cell table:style-name="ce7" office:value-type="float" office:value="9" calcext:value-type="float">
            <text:p>09</text:p>
          </table:table-cell>
          <table:table-cell table:style-name="ce8" office:value-type="string" calcext:value-type="string" table:number-columns-spanned="5" table:number-rows-spanned="1">
            <text:p>SILABAS DOS BICHOS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5" calcext:value-type="float">
            <text:p>5</text:p>
          </table:table-cell>
          <table:table-cell table:style-name="ce116" office:value-type="float" office:value="52.5" calcext:value-type="float">
            <text:p>R$ 52,50</text:p>
          </table:table-cell>
          <table:table-cell table:style-name="ce116" table:formula="of:=[.H25]*[.G25]" office:value-type="float" office:value="262.5" calcext:value-type="float">
            <text:p>R$ 262,50</text:p>
          </table:table-cell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 table:number-columns-spanned="5" table:number-rows-spanned="1">
            <text:p>JOGO EMPILHANDO QUEIJO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42.5" calcext:value-type="float">
            <text:p>R$ 42,50</text:p>
          </table:table-cell>
          <table:table-cell table:style-name="ce116" table:formula="of:=[.H26]*[.G26]" office:value-type="float" office:value="85" calcext:value-type="float">
            <text:p>R$ 85,00</text:p>
          </table:table-cell>
          <table:table-cell table:number-columns-repeated="1637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 table:number-columns-spanned="5" table:number-rows-spanned="1">
            <text:p>QUEBRA-CABECA MONTANDO O ALFABETO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52.5" calcext:value-type="float">
            <text:p>R$ 52,50</text:p>
          </table:table-cell>
          <table:table-cell table:style-name="ce116" table:formula="of:=[.H27]*[.G27]" office:value-type="float" office:value="105" calcext:value-type="float">
            <text:p>R$ 105,00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 table:number-columns-spanned="5" table:number-rows-spanned="1">
            <text:p>ACHE E ENCAIXE APRENDENDO A ESCREVER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122.4" calcext:value-type="float">
            <text:p>R$ 122,40</text:p>
          </table:table-cell>
          <table:table-cell table:style-name="ce116" table:formula="of:=[.H28]*[.G28]" office:value-type="float" office:value="244.8" calcext:value-type="float">
            <text:p>R$ 244,80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 table:number-columns-spanned="5" table:number-rows-spanned="1">
            <text:p>ACHE E ENCAIXE ALFABETO TATIL 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122.4" calcext:value-type="float">
            <text:p>R$ 122,40</text:p>
          </table:table-cell>
          <table:table-cell table:style-name="ce116" table:formula="of:=[.H29]*[.G29]" office:value-type="float" office:value="244.8" calcext:value-type="float">
            <text:p>R$ 244,80</text:p>
          </table:table-cell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 table:number-columns-spanned="5" table:number-rows-spanned="1">
            <text:p>QUEBRA-CABECA PROGRESSIVO DINOSSAURO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1" calcext:value-type="float">
            <text:p>1</text:p>
          </table:table-cell>
          <table:table-cell table:style-name="ce116" office:value-type="float" office:value="52.5" calcext:value-type="float">
            <text:p>R$ 52,50</text:p>
          </table:table-cell>
          <table:table-cell table:style-name="ce116" table:formula="of:=[.H30]*[.G30]" office:value-type="float" office:value="52.5" calcext:value-type="float">
            <text:p>R$ 52,50</text:p>
          </table:table-cell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 table:number-columns-spanned="5" table:number-rows-spanned="1">
            <text:p>FORCA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1" calcext:value-type="float">
            <text:p>1</text:p>
          </table:table-cell>
          <table:table-cell table:style-name="ce116" office:value-type="float" office:value="59.9" calcext:value-type="float">
            <text:p>R$ 59,90</text:p>
          </table:table-cell>
          <table:table-cell table:style-name="ce116" table:formula="of:=[.H31]*[.G31]" office:value-type="float" office:value="59.9" calcext:value-type="float">
            <text:p>R$ 59,90</text:p>
          </table:table-cell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 table:number-columns-spanned="5" table:number-rows-spanned="1">
            <text:p>LABORATORIO DO ALFABETO E PRIMEIRA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162.5" calcext:value-type="float">
            <text:p>R$ 162,50</text:p>
          </table:table-cell>
          <table:table-cell table:style-name="ce116" table:formula="of:=[.H32]*[.G32]" office:value-type="float" office:value="325" calcext:value-type="float">
            <text:p>R$ 325,00</text:p>
          </table:table-cell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 table:number-columns-spanned="5" table:number-rows-spanned="1">
            <text:p>QUEBRA-CABECA TRENZINHO DO ALFABETO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122.5" calcext:value-type="float">
            <text:p>R$ 122,50</text:p>
          </table:table-cell>
          <table:table-cell table:style-name="ce116" table:formula="of:=[.H33]*[.G33]" office:value-type="float" office:value="245" calcext:value-type="float">
            <text:p>R$ 245,00</text:p>
          </table:table-cell>
          <table:table-cell table:number-columns-repeated="1637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 table:number-columns-spanned="5" table:number-rows-spanned="1">
            <text:p>PALAVRAS CRUZADAS 132 PEÇAS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4" calcext:value-type="float">
            <text:p>4</text:p>
          </table:table-cell>
          <table:table-cell table:style-name="ce116" office:value-type="float" office:value="62.5" calcext:value-type="float">
            <text:p>R$ 62,50</text:p>
          </table:table-cell>
          <table:table-cell table:style-name="ce116" table:formula="of:=[.H34]*[.G34]" office:value-type="float" office:value="250" calcext:value-type="float">
            <text:p>R$ 250,00</text:p>
          </table:table-cell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 table:number-columns-spanned="5" table:number-rows-spanned="1">
            <text:p>BRINCANDO COM AS SILABAS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3" calcext:value-type="float">
            <text:p>3</text:p>
          </table:table-cell>
          <table:table-cell table:style-name="ce116" office:value-type="float" office:value="42.5" calcext:value-type="float">
            <text:p>R$ 42,50</text:p>
          </table:table-cell>
          <table:table-cell table:style-name="ce116" table:formula="of:=[.H35]*[.G35]" office:value-type="float" office:value="127.5" calcext:value-type="float">
            <text:p>R$ 127,50</text:p>
          </table:table-cell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 table:number-columns-spanned="5" table:number-rows-spanned="1">
            <text:p>ALFABETO ANIMADO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42.5" calcext:value-type="float">
            <text:p>R$ 42,50</text:p>
          </table:table-cell>
          <table:table-cell table:style-name="ce116" table:formula="of:=[.H36]*[.G36]" office:value-type="float" office:value="85" calcext:value-type="float">
            <text:p>R$ 85,00</text:p>
          </table:table-cell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 table:number-columns-spanned="5" table:number-rows-spanned="1">
            <text:p>GIRALFABETO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33.5" calcext:value-type="float">
            <text:p>R$ 33,50</text:p>
          </table:table-cell>
          <table:table-cell table:style-name="ce116" table:formula="of:=[.H37]*[.G37]" office:value-type="float" office:value="67" calcext:value-type="float">
            <text:p>R$ 67,00</text:p>
          </table:table-cell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 table:number-columns-spanned="5" table:number-rows-spanned="1">
            <text:p>ELEFANUMEROS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33.5" calcext:value-type="float">
            <text:p>R$ 33,50</text:p>
          </table:table-cell>
          <table:table-cell table:style-name="ce116" table:formula="of:=[.H38]*[.G38]" office:value-type="float" office:value="67" calcext:value-type="float">
            <text:p>R$ 67,00</text:p>
          </table:table-cell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 table:number-columns-spanned="5" table:number-rows-spanned="1">
            <text:p>CONHECENDO OS NUMEROS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" calcext:value-type="float">
            <text:p>2</text:p>
          </table:table-cell>
          <table:table-cell table:style-name="ce116" office:value-type="float" office:value="33.5" calcext:value-type="float">
            <text:p>R$ 33,50</text:p>
          </table:table-cell>
          <table:table-cell table:style-name="ce116" table:formula="of:=[.H39]*[.G39]" office:value-type="float" office:value="67" calcext:value-type="float">
            <text:p>R$ 67,00</text:p>
          </table:table-cell>
          <table:table-cell table:number-columns-repeated="1637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 table:number-columns-spanned="5" table:number-rows-spanned="1">
            <text:p>MATERIAL DOURADO EDUCATIVO C/ 74 PECAS</text:p>
          </table:table-cell>
          <table:covered-table-cell table:number-columns-repeated="3" table:style-name="ce72"/>
          <table:covered-table-cell table:style-name="ce97"/>
          <table:table-cell table:style-name="ce106" office:value-type="float" office:value="20" calcext:value-type="float">
            <text:p>20</text:p>
          </table:table-cell>
          <table:table-cell table:style-name="ce116" office:value-type="float" office:value="25.9" calcext:value-type="float">
            <text:p>R$ 25,90</text:p>
          </table:table-cell>
          <table:table-cell table:style-name="ce116" table:formula="of:=[.H40]*[.G40]" office:value-type="float" office:value="518" calcext:value-type="float">
            <text:p>R$ 518,00</text:p>
          </table:table-cell>
          <table:table-cell table:number-columns-repeated="16375"/>
        </table:table-row>
        <table:table-row table:style-name="ro1">
          <table:table-cell table:style-name="ce9" office:value-type="string" calcext:value-type="string" table:number-columns-spanned="2" table:number-rows-spanned="1">
            <text:p>Data</text:p>
          </table:table-cell>
          <table:covered-table-cell table:style-name="ce42"/>
          <table:table-cell table:style-name="ce73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77"/>
          <table:table-cell table:style-name="ce89" office:value-type="string" calcext:value-type="string" table:number-columns-spanned="2" table:number-rows-spanned="2">
            <text:p>TOTAIS</text:p>
            <text:p/>
          </table:table-cell>
          <table:covered-table-cell table:style-name="ce98"/>
          <table:table-cell table:style-name="ce108" office:value-type="string" calcext:value-type="string" table:number-columns-spanned="2" table:number-rows-spanned="2">
            <text:p>Data de validade da proposta: 31/12/2023</text:p>
          </table:table-cell>
          <table:covered-table-cell table:style-name="ce117"/>
          <table:table-cell table:style-name="ce106" office:value-type="string" calcext:value-type="string">
            <text:p>TOTAL GERAL</text:p>
          </table:table-cell>
          <table:table-cell table:number-columns-repeated="16375"/>
        </table:table-row>
        <table:table-row table:style-name="ro1">
          <table:table-cell table:style-name="ce12"/>
          <table:table-cell table:style-name="ce49"/>
          <table:covered-table-cell table:style-name="ce74"/>
          <table:covered-table-cell table:style-name="ce79"/>
          <table:covered-table-cell table:style-name="ce90"/>
          <table:covered-table-cell table:style-name="ce100"/>
          <table:covered-table-cell table:style-name="ce109"/>
          <table:covered-table-cell table:style-name="ce118"/>
          <table:table-cell table:style-name="ce91" table:formula="of:=SUM([.I18:.I40])-[.G44]" office:value-type="float" office:value="3892.7" calcext:value-type="float" table:number-columns-spanned="1" table:number-rows-spanned="4">
            <text:p>R$ 3.892,70</text:p>
          </table:table-cell>
          <table:table-cell table:number-columns-repeated="16375"/>
        </table:table-row>
        <table:table-row table:style-name="ro1">
          <table:table-cell table:style-name="ce15" office:value-type="date" office:date-value="2023-08-25" calcext:value-type="date" table:number-columns-spanned="2" table:number-rows-spanned="3">
            <text:p>25/8/2023</text:p>
          </table:table-cell>
          <table:covered-table-cell table:style-name="ce53"/>
          <table:table-cell table:style-name="ce8" table:number-columns-spanned="2" table:number-rows-spanned="3"/>
          <table:covered-table-cell table:style-name="ce82"/>
          <table:table-cell table:style-name="ce91" table:formula="of:=SUM([.I18:.I40])" office:value-type="float" office:value="3892.7" calcext:value-type="float" table:number-columns-spanned="2" table:number-rows-spanned="3">
            <text:p>R$ 3.892,70</text:p>
          </table:table-cell>
          <table:covered-table-cell table:style-name="ce102"/>
          <table:table-cell table:style-name="ce111" office:value-type="string" calcext:value-type="string" table:number-columns-spanned="2" table:number-rows-spanned="1">
            <text:p>Desconto</text:p>
          </table:table-cell>
          <table:covered-table-cell table:style-name="ce120"/>
          <table:covered-table-cell table:style-name="ce125"/>
          <table:table-cell table:number-columns-repeated="16375"/>
        </table:table-row>
        <table:table-row table:style-name="ro1">
          <table:covered-table-cell table:style-name="ce16"/>
          <table:covered-table-cell table:style-name="ce55"/>
          <table:covered-table-cell table:style-name="ce75"/>
          <table:covered-table-cell table:style-name="ce83"/>
          <table:covered-table-cell table:style-name="ce92"/>
          <table:covered-table-cell table:style-name="ce103"/>
          <table:table-cell table:style-name="ce113" table:number-columns-spanned="2" table:number-rows-spanned="2"/>
          <table:covered-table-cell table:style-name="ce103"/>
          <table:covered-table-cell table:style-name="ce125"/>
          <table:table-cell table:number-columns-repeated="16375"/>
        </table:table-row>
        <table:table-row table:style-name="ro3">
          <table:covered-table-cell table:style-name="ce17"/>
          <table:covered-table-cell table:style-name="ce56"/>
          <table:covered-table-cell table:style-name="ce76"/>
          <table:covered-table-cell table:style-name="ce84"/>
          <table:covered-table-cell table:style-name="ce93"/>
          <table:covered-table-cell table:style-name="ce104"/>
          <table:covered-table-cell table:style-name="ce93"/>
          <table:covered-table-cell table:style-name="ce104"/>
          <table:covered-table-cell table:style-name="ce113"/>
          <table:table-cell table:number-columns-repeated="16375"/>
        </table:table-row>
        <table:table-row table:style-name="ro4">
          <table:table-cell table:style-name="ce23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61"/>
          <table:covered-table-cell table:style-name="ce85"/>
          <table:table-cell table:style-name="ce96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5"/>
          <table:table-cell table:style-name="ce121"/>
          <table:table-cell table:style-name="ce128"/>
          <table:table-cell table:number-columns-repeated="16375"/>
        </table:table-row>
        <table:table-row table:style-name="ro1">
          <table:table-cell table:style-name="ce25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6"/>
          <table:covered-table-cell table:style-name="ce86"/>
          <table:table-cell table:style-name="ce25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6"/>
          <table:covered-table-cell table:style-name="ce86"/>
          <table:table-cell table:number-columns-repeated="16375"/>
        </table:table-row>
        <table:table-row table:style-name="ro1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5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3" table:number-rows-repeated="2">
          <table:table-cell table:number-columns-repeated="16384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17:13:44.4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9-11T17:25:55.097000000</dc:date>
    <meta:generator>LibreOffice/7.6.0.3$Windows_X86_64 LibreOffice_project/69edd8b8ebc41d00b4de3915dc82f8f0fc3b6265</meta:generator>
    <meta:editing-duration>PT1H48M58S</meta:editing-duration>
    <meta:editing-cycles>13</meta:editing-cycles>
    <meta:document-statistic meta:table-count="1" meta:cell-count="149" meta:object-count="0"/>
    <meta:user-defined meta:name="AppVersion">16.0300</meta:user-defined>
  </office:meta>
</office:document-meta>
</file>